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RTEM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wf_snap_f0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SPIQ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f_snap_f1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SMIQ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f_snap_f1_bis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REC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f_snap_f1_norm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ACTN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f_snap_f2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HOU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f_snap_f2_bis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CWF1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f_snap_f2_norm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CWF2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f_snap_f3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WFRM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f_snap_f3_bis</text:p>
          </table:table-cell>
          <table:table-cell table:formula="of:=(2048*3+2)*4" office:value-type="float" office:value="24584" calcext:value-type="float">
            <text:p>24584</text:p>
          </table:table-cell>
          <table:table-cell/>
          <table:table-cell office:value-type="string" calcext:value-type="string">
            <text:p>CWF3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f_snap_f3_light</text:p>
          </table:table-cell>
          <table:table-cell table:formula="of:=2048*6" office:value-type="float" office:value="12288" calcext:value-type="float">
            <text:p>12288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VF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_mat_f0_0</text:p>
          </table:table-cell>
          <table:table-cell table:formula="of:=(4+128*25)*4" office:value-type="float" office:value="12816" calcext:value-type="float">
            <text:p>12816</text:p>
          </table:table-cell>
          <table:table-cell/>
          <table:table-cell office:value-type="string" calcext:value-type="string">
            <text:p>BPF0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_mat_f0_1</text:p>
          </table:table-cell>
          <table:table-cell table:formula="of:=(4+128*25)*4" office:value-type="float" office:value="12816" calcext:value-type="float">
            <text:p>12816</text:p>
          </table:table-cell>
          <table:table-cell/>
          <table:table-cell office:value-type="string" calcext:value-type="string">
            <text:p>MATR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_mat_f0_a</text:p>
          </table:table-cell>
          <table:table-cell table:formula="of:=(4+128*25)*4" office:value-type="float" office:value="12816" calcext:value-type="float">
            <text:p>12816</text:p>
          </table:table-cell>
          <table:table-cell/>
          <table:table-cell office:value-type="string" calcext:value-type="string">
            <text:p>STAT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_mat_f0_b</text:p>
          </table:table-cell>
          <table:table-cell table:formula="of:=(4+128*25)*4" office:value-type="float" office:value="12816" calcext:value-type="float">
            <text:p>12816</text:p>
          </table:table-cell>
          <table:table-cell/>
          <table:table-cell office:value-type="string" calcext:value-type="string">
            <text:p>DUMB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_mat_f0_c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_mat_f0_d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_mat_f0_e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_mat_f0_f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_mat_f0_g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_mat_f0_h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_mat_f0_0_bis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_mat_f0_1_bis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ec_mat_f1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_mat_f1_bis</text:p>
          </table:table-cell>
          <table:table-cell table:formula="of:=(4+128*25)*4" office:value-type="float" office:value="12816" calcext:value-type="float">
            <text:p>12816</text:p>
          </table:table-cell>
          <table:table-cell/>
          <table:table-cell table:formula="of:=SUM([.C14:.C31])" office:value-type="float" office:value="205056" calcext:value-type="float">
            <text:p>20505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pec_mat_f2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_mat_f2_bis</text:p>
          </table:table-cell>
          <table:table-cell table:formula="of:=(4+128*25)*4" office:value-type="float" office:value="12816" calcext:value-type="float">
            <text:p>12816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code</text:p>
          </table:table-cell>
        </table:table-row>
        <table:table-row table:style-name="ro1">
          <table:table-cell table:number-columns-repeated="2"/>
          <table:table-cell table:style-name="ce1" table:formula="of:=SUM([.C3:.C31])" office:value-type="float" office:value="438600" calcext:value-type="float">
            <text:p>438600</text:p>
          </table:table-cell>
          <table:table-cell table:number-columns-repeated="2"/>
          <table:table-cell table:style-name="ce1" table:formula="of:=SUM([.F3:.F17])" office:value-type="float" office:value="61440" calcext:value-type="float">
            <text:p>61440</text:p>
          </table:table-cell>
          <table:table-cell/>
          <table:table-cell table:style-name="ce1" office:value-type="float" office:value="230000" calcext:value-type="float">
            <text:p>230000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 calcext:value-type="string">
            <text:p>RAM</text:p>
          </table:table-cell>
          <table:table-cell office:value-type="float" office:value="4000000" calcext:value-type="float">
            <text:p>400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ccupied</text:p>
          </table:table-cell>
          <table:table-cell table:formula="of:=[.C33]+[.F33]+[.H33]" office:value-type="float" office:value="730040" calcext:value-type="float">
            <text:p>7300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ailable</text:p>
          </table:table-cell>
          <table:table-cell table:formula="of:=[.C35]-[.C36]" office:value-type="float" office:value="3269960" calcext:value-type="float">
            <text:p>326996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1">00/00/0000</text:date>, <text:time style:data-style-name="N2" text:time-value="0000-00-00T00:00:03.860433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3-10-11T08:40:50.491715866</meta:creation-date>
    <dc:date>2013-10-21T14:15:40.005717635</dc:date>
    <dc:creator>paul </dc:creator>
    <meta:editing-duration>PT6H18M28S</meta:editing-duration>
    <meta:editing-cycles>4</meta:editing-cycles>
    <meta:generator>LibreOffice/4.1.2.3$Linux_X86_64 LibreOffice_project/410$Build-3</meta:generator>
    <meta:document-statistic meta:table-count="1" meta:cell-count="94" meta:object-count="0"/>
  </office:meta>
</office:document-meta>
</file>